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Standard" style:list-style-name="LFO1" style:family="paragraph"/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Standard" style:list-style-name="LFO1" style:family="paragraph"/>
    <style:style style:name="P16" style:parent-style-name="Standard" style:list-style-name="LFO2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Standard" style:list-style-name="LFO3" style:family="paragraph"/>
    <style:style style:name="P20" style:parent-style-name="Standard" style:list-style-name="LFO3" style:family="paragraph"/>
    <style:style style:name="P21" style:parent-style-name="Standard" style:list-style-name="LFO3" style:family="paragraph"/>
    <style:style style:name="P22" style:parent-style-name="Standard" style:list-style-name="LFO3" style:family="paragraph"/>
    <style:style style:name="P23" style:parent-style-name="Standard" style:list-style-name="LFO4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Standard" style:list-style-name="LFO4" style:family="paragraph"/>
    <style:style style:name="P27" style:parent-style-name="Standard" style:list-style-name="LFO5" style:family="paragraph"/>
  </office:automatic-styles>
  <office:body>
    <office:text text:use-soft-page-breaks="true">
      <text:p text:style-name="P1">CLASA A VI-A</text:p>
      <text:p text:style-name="P2">LECȚIA 4</text:p>
      <text:p text:style-name="P3">RENAȘTEREA-GENEZA SPIRITULUI MODERN</text:p>
      <text:p text:style-name="P4"/>
      <text:p text:style-name="P5"/>
      <text:p text:style-name="P6"/>
      <text:p text:style-name="Standard"/>
      <text:p text:style-name="Standard">A. APARIȚIA RENAȘTERII ȘI UMANISMULUI</text:p>
      <text:list text:style-name="LFO1" text:continue-numbering="true">
        <text:list-item>
          <text:p text:style-name="P7">Marile descoperiri geografice au sporit încrederea și curiozitatea oamenilor,</text:p>
        </text:list-item>
        <text:list-item>
          <text:p text:style-name="P8">Oamenii au căutat un model cultural care sa<text:s/>corespundă acestei noi stări de spirit,</text:p>
        </text:list-item>
        <text:list-item>
          <text:p text:style-name="P9">Modelul cultural a fost cel din antichitatea greco-romană -<text:s/><text:span text:style-name="T10">RENAȘTEREA</text:span></text:p>
        </text:list-item>
        <text:list-item>
          <text:p text:style-name="P11">Filosofia care a stat la baza acestei Renașteri avea în centru<text:s/><text:span text:style-name="T12">omul</text:span>, capacitatea acestuia de a se perfecționa prin educație și rațiune –<text:s/><text:span text:style-name="T13">UMANISMU</text:span><text:span text:style-name="T14">L</text:span>,</text:p>
        </text:list-item>
        <text:list-item>
          <text:p text:style-name="P15">Renașterea s-a dezvoltat în orașele italiene care se îmbogățiseră de pe urma comerțului cu Orientul și a meșteșugurilor – Roma, Florența, Genova, Veneția, Bolognia.</text:p>
        </text:list-item>
      </text:list>
      <text:p text:style-name="Standard"/>
      <text:p text:style-name="Standard"/>
      <text:p text:style-name="Standard">B.ARHITECTURA ÎN PERIOADA RENAȘTERII</text:p>
      <text:list text:style-name="LFO2" text:continue-numbering="true">
        <text:list-item>
          <text:p text:style-name="P16">Arhitectura Renașterii s-a inspirat din cea<text:s/>antică -<text:s/><text:span text:style-name="T17">cupola</text:span>,<text:s/><text:span text:style-name="T18">coloanele</text:span><text:s/>în stil ionic, doric și corintic.</text:p>
        </text:list-item>
      </text:list>
      <text:p text:style-name="Standard"/>
      <text:p text:style-name="Standard"/>
      <text:p text:style-name="Standard">C. RENAȘTEREA<text:s/>ARTISTICĂ</text:p>
      <text:list text:style-name="LFO3" text:continue-numbering="true">
        <text:list-item>
          <text:p text:style-name="P19">Sursa de inspirație pentru artiști a fost Antichitatea, natura și frumusețea corpului uman,</text:p>
        </text:list-item>
        <text:list-item>
          <text:p text:style-name="P20">Operele tratau subiecte religioase și laice,</text:p>
        </text:list-item>
        <text:list-item>
          <text:p text:style-name="P21">Au apărut tehnici noi - perspectiva, lumina, întunericul, nuanțe și culori noi,</text:p>
        </text:list-item>
        <text:list-item>
          <text:p text:style-name="P22">Artiști - Leonardo da Vinci, Michelangelo Buonarotti, Rafael Sanzio, Sandro Botticeli.</text:p>
        </text:list-item>
      </text:list>
      <text:p text:style-name="Standard"/>
      <text:p text:style-name="Standard"/>
      <text:p text:style-name="Standard">D. RENAȘTEREA LITERARĂ</text:p>
      <text:list text:style-name="LFO4" text:continue-numbering="true">
        <text:list-item>
          <text:p text:style-name="P23">Operele literare erau scrise atât în<text:s/><text:span text:style-name="T24">limba latină</text:span>, cât și în<text:s/><text:span text:style-name="T25">limba populară</text:span>,</text:p>
        </text:list-item>
        <text:list-item>
          <text:p text:style-name="P26">Reprezentanți- Dante<text:s/>Alighieri, Francesco Petrarca(Italia), Miguel de Cervantes(Spania), William Shakespeare (Anglia), Francois Rabelais (Franța).</text:p>
        </text:list-item>
      </text:list>
      <text:p text:style-name="Standard"/>
      <text:p text:style-name="Standard"/>
      <text:p text:style-name="Standard">E. GENEZA SPIRITULUI MODERN,</text:p>
      <text:list text:style-name="LFO5" text:continue-numbering="true">
        <text:list-item>
          <text:p text:style-name="P27">Sub influența Renașterii și Umanismului, s-au produs schimbări radicale în gândire și cultură - exprimare liberă, recunoașterea valorilor umane (libertatea, cinstea, respectul), explicarea lumii înconjurătoare prin gândire rațională și știință.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o" fo:country="R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NDRAGIU MIHAI</dc:creator>
    <meta:creation-date>2021-11-07T17:05:00Z</meta:creation-date>
    <dc:date>2021-11-16T08:37:00Z</dc:date>
    <meta:template xlink:href="Normal.dotm" xlink:type="simple"/>
    <meta:editing-cycles>3</meta:editing-cycles>
    <meta:editing-duration>PT3900S</meta:editing-duration>
    <meta:document-statistic meta:page-count="1" meta:paragraph-count="3" meta:word-count="245" meta:character-count="1643" meta:row-count="11" meta:non-whitespace-character-count="1401"/>
  </office:meta>
</office:document-meta>
</file>